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9cm" svg:stroke-color="#000000" draw:marker-start-width="0.275cm" draw:marker-start-center="false" draw:marker-end-width="0.275cm" draw:marker-end-center="false" draw:fill="solid" draw:fill-color="#0098cc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000000" draw:marker-start-width="0.275cm" draw:marker-start-center="false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9cm" svg:stroke-color="#000000" draw:marker-start-width="0.275cm" draw:marker-start-center="false" draw:marker-end-width="0.275cm" draw:marker-end-center="false" draw:fill="solid" draw:fill-color="#0098cc" draw:opacity="100%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49cm" svg:stroke-color="#000000" draw:marker-start-width="0.275cm" draw:marker-start-center="false" draw:marker-end-width="0.275cm" draw:marker-end-center="false" draw:fill="solid" draw:fill-color="#ff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49cm" svg:stroke-color="#000000" draw:marker-start-width="0.275cm" draw:marker-start-center="false" draw:marker-end-width="0.275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000000" draw:marker-start-width="0.275cm" draw:marker-start-center="false" draw:marker-end-width="0.275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98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rect draw:style-name="gr1" draw:text-style-name="P1" draw:layer="layout" svg:width="1.939cm" svg:height="1.934cm" svg:x="11.178cm" svg:y="13.567cm">
          <text:p/>
        </draw:rect>
        <draw:rect draw:style-name="gr1" draw:text-style-name="P1" draw:layer="layout" svg:width="1.939cm" svg:height="1.932cm" svg:x="8.756cm" svg:y="13.569cm">
          <text:p/>
        </draw:rect>
        <draw:ellipse draw:style-name="gr2" draw:text-style-name="P2" draw:layer="layout" svg:width="1.939cm" svg:height="1.934cm" svg:x="8.756cm" svg:y="12.602cm" draw:kind="section" draw:start-angle="179.9" draw:end-angle="0.08">
          <text:p/>
        </draw:ellipse>
        <draw:ellipse draw:style-name="gr2" draw:text-style-name="P2" draw:layer="layout" svg:width="1.941cm" svg:height="1.932cm" draw:transform="rotate (-3.14159265358979) translate (10.694cm 16.467cm)" draw:kind="section" draw:start-angle="179.87" draw:end-angle="0.11">
          <text:p/>
        </draw:ellipse>
        <draw:ellipse draw:style-name="gr3" draw:text-style-name="P3" draw:layer="layout" svg:width="1.939cm" svg:height="1.934cm" svg:x="8.756cm" svg:y="12.602cm" draw:kind="arc" draw:start-angle="179.93" draw:end-angle="0.11">
          <text:p/>
        </draw:ellipse>
        <draw:ellipse draw:style-name="gr3" draw:text-style-name="P3" draw:layer="layout" svg:width="1.941cm" svg:height="1.932cm" draw:transform="rotate (-3.14159265358979) translate (10.694cm 16.467cm)" draw:kind="arc" draw:start-angle="179.87" draw:end-angle="0.05">
          <text:p/>
        </draw:ellipse>
        <draw:line draw:style-name="gr3" draw:text-style-name="P3" draw:layer="layout" svg:x1="8.756cm" svg:y1="13.569cm" svg:x2="8.756cm" svg:y2="15.5cm">
          <text:p/>
        </draw:line>
        <draw:line draw:style-name="gr3" draw:text-style-name="P3" draw:layer="layout" svg:x1="10.694cm" svg:y1="13.569cm" svg:x2="10.694cm" svg:y2="15.5cm">
          <text:p/>
        </draw:line>
        <draw:rect draw:style-name="gr4" draw:text-style-name="P1" draw:layer="layout" svg:width="1.939cm" svg:height="1.934cm" svg:x="6.332cm" svg:y="13.567cm">
          <text:p/>
        </draw:rect>
        <draw:ellipse draw:style-name="gr5" draw:text-style-name="P2" draw:layer="layout" svg:width="1.939cm" svg:height="1.934cm" svg:x="6.332cm" svg:y="13.567cm">
          <text:p/>
        </draw:ellipse>
        <draw:ellipse draw:style-name="gr2" draw:text-style-name="P2" draw:layer="layout" svg:width="1.939cm" svg:height="1.934cm" draw:transform="rotate (-3.14159265358979) translate (13.116cm 15.497cm)" draw:kind="section" draw:start-angle="179.87" draw:end-angle="0.11">
          <text:p/>
        </draw:ellipse>
        <draw:ellipse draw:style-name="gr6" draw:text-style-name="P2" draw:layer="layout" svg:width="1.939cm" svg:height="1.934cm" svg:x="10.211cm" svg:y="14.534cm" draw:kind="section" draw:start-angle="0.08" draw:end-angle="90.14">
          <text:p/>
        </draw:ellipse>
        <draw:ellipse draw:style-name="gr3" draw:text-style-name="P3" draw:layer="layout" svg:width="1.939cm" svg:height="1.934cm" draw:transform="rotate (-3.14159265358979) translate (13.116cm 15.497cm)" draw:kind="arc" draw:start-angle="179.87" draw:end-angle="0.05">
          <text:p/>
        </draw:ellipse>
        <draw:ellipse draw:style-name="gr3" draw:text-style-name="P3" draw:layer="layout" svg:width="1.939cm" svg:height="1.934cm" svg:x="10.209cm" svg:y="14.534cm" draw:kind="arc" draw:start-angle="0.39" draw:end-angle="90.14">
          <text:p/>
        </draw:ellipse>
        <draw:ellipse draw:style-name="gr6" draw:text-style-name="P2" draw:layer="layout" svg:width="1.939cm" svg:height="1.934cm" svg:x="12.143cm" svg:y="14.534cm" draw:kind="section" draw:start-angle="89.89" draw:end-angle="179.87">
          <text:p/>
        </draw:ellipse>
        <draw:ellipse draw:style-name="gr3" draw:text-style-name="P3" draw:layer="layout" svg:width="1.941cm" svg:height="1.934cm" svg:x="12.143cm" svg:y="14.534cm" draw:kind="arc" draw:start-angle="89.89" draw:end-angle="179.59">
          <text:p/>
        </draw:ellipse>
        <draw:polyline draw:style-name="gr7" draw:text-style-name="P4" draw:layer="layout" svg:width="1.938cm" svg:height="0.966cm" svg:x="11.178cm" svg:y="13.567cm" svg:viewBox="0 0 1939 967" draw:points="0,967 0,0 1939,0 1939,967">
          <text:p/>
        </draw:polyline>
        <draw:g>
          <draw:line draw:style-name="gr8" draw:text-style-name="P3" draw:layer="layout" svg:x1="5.849cm" svg:y1="13.567cm" svg:x2="13.6cm" svg:y2="13.567cm">
            <text:p/>
          </draw:line>
          <draw:line draw:style-name="gr8" draw:text-style-name="P3" draw:layer="layout" svg:x1="5.849cm" svg:y1="14.052cm" svg:x2="13.6cm" svg:y2="14.052cm">
            <text:p/>
          </draw:line>
          <draw:line draw:style-name="gr8" draw:text-style-name="P3" draw:layer="layout" svg:x1="5.849cm" svg:y1="14.534cm" svg:x2="13.6cm" svg:y2="14.534cm">
            <text:p/>
          </draw:line>
          <draw:line draw:style-name="gr8" draw:text-style-name="P3" draw:layer="layout" svg:x1="5.849cm" svg:y1="15.017cm" svg:x2="13.6cm" svg:y2="15.017cm">
            <text:p/>
          </draw:line>
          <draw:line draw:style-name="gr8" draw:text-style-name="P3" draw:layer="layout" svg:x1="5.849cm" svg:y1="15.502cm" svg:x2="13.6cm" svg:y2="15.502cm">
            <text:p/>
          </draw:line>
          <draw:line draw:style-name="gr8" draw:text-style-name="P3" draw:layer="layout" svg:x1="5.849cm" svg:y1="13.084cm" svg:x2="5.849cm" svg:y2="15.984cm">
            <text:p/>
          </draw:line>
          <draw:line draw:style-name="gr8" draw:text-style-name="P3" draw:layer="layout" svg:x1="6.332cm" svg:y1="13.084cm" svg:x2="6.332cm" svg:y2="15.984cm">
            <text:p/>
          </draw:line>
          <draw:line draw:style-name="gr8" draw:text-style-name="P3" draw:layer="layout" svg:x1="6.817cm" svg:y1="13.084cm" svg:x2="6.817cm" svg:y2="15.984cm">
            <text:p/>
          </draw:line>
          <draw:line draw:style-name="gr8" draw:text-style-name="P3" draw:layer="layout" svg:x1="7.302cm" svg:y1="13.084cm" svg:x2="7.302cm" svg:y2="15.984cm">
            <text:p/>
          </draw:line>
          <draw:line draw:style-name="gr8" draw:text-style-name="P3" draw:layer="layout" svg:x1="7.788cm" svg:y1="13.084cm" svg:x2="7.788cm" svg:y2="15.984cm">
            <text:p/>
          </draw:line>
          <draw:line draw:style-name="gr8" draw:text-style-name="P3" draw:layer="layout" svg:x1="8.271cm" svg:y1="13.084cm" svg:x2="8.271cm" svg:y2="15.984cm">
            <text:p/>
          </draw:line>
          <draw:line draw:style-name="gr8" draw:text-style-name="P3" draw:layer="layout" svg:x1="8.756cm" svg:y1="13.084cm" svg:x2="8.756cm" svg:y2="15.984cm">
            <text:p/>
          </draw:line>
          <draw:line draw:style-name="gr8" draw:text-style-name="P3" draw:layer="layout" svg:x1="9.239cm" svg:y1="13.084cm" svg:x2="9.239cm" svg:y2="15.984cm">
            <text:p/>
          </draw:line>
          <draw:line draw:style-name="gr8" draw:text-style-name="P3" draw:layer="layout" svg:x1="5.849cm" svg:y1="13.084cm" svg:x2="13.6cm" svg:y2="13.084cm">
            <text:p/>
          </draw:line>
          <draw:line draw:style-name="gr8" draw:text-style-name="P3" draw:layer="layout" svg:x1="5.849cm" svg:y1="15.987cm" svg:x2="13.6cm" svg:y2="15.987cm">
            <text:p/>
          </draw:line>
          <draw:line draw:style-name="gr8" draw:text-style-name="P3" draw:layer="layout" svg:x1="9.724cm" svg:y1="13.084cm" svg:x2="9.724cm" svg:y2="15.984cm">
            <text:p/>
          </draw:line>
          <draw:line draw:style-name="gr8" draw:text-style-name="P3" draw:layer="layout" svg:x1="10.209cm" svg:y1="13.084cm" svg:x2="10.209cm" svg:y2="15.984cm">
            <text:p/>
          </draw:line>
          <draw:line draw:style-name="gr8" draw:text-style-name="P3" draw:layer="layout" svg:x1="10.694cm" svg:y1="13.084cm" svg:x2="10.694cm" svg:y2="15.984cm">
            <text:p/>
          </draw:line>
          <draw:line draw:style-name="gr8" draw:text-style-name="P3" draw:layer="layout" svg:x1="11.178cm" svg:y1="13.084cm" svg:x2="11.178cm" svg:y2="15.984cm">
            <text:p/>
          </draw:line>
          <draw:line draw:style-name="gr8" draw:text-style-name="P3" draw:layer="layout" svg:x1="11.663cm" svg:y1="13.084cm" svg:x2="11.663cm" svg:y2="15.984cm">
            <text:p/>
          </draw:line>
          <draw:line draw:style-name="gr8" draw:text-style-name="P3" draw:layer="layout" svg:x1="12.146cm" svg:y1="13.084cm" svg:x2="12.146cm" svg:y2="15.984cm">
            <text:p/>
          </draw:line>
          <draw:line draw:style-name="gr8" draw:text-style-name="P3" draw:layer="layout" svg:x1="12.633cm" svg:y1="13.084cm" svg:x2="12.633cm" svg:y2="15.984cm">
            <text:p/>
          </draw:line>
          <draw:line draw:style-name="gr8" draw:text-style-name="P3" draw:layer="layout" svg:x1="13.116cm" svg:y1="13.084cm" svg:x2="13.116cm" svg:y2="15.984cm">
            <text:p/>
          </draw:line>
          <draw:line draw:style-name="gr8" draw:text-style-name="P3" draw:layer="layout" svg:x1="13.6cm" svg:y1="13.084cm" svg:x2="13.6cm" svg:y2="15.984cm">
            <text:p/>
          </draw:line>
        </draw:g>
        <draw:line draw:style-name="gr3" draw:text-style-name="P3" draw:layer="layout" svg:x1="11.178cm" svg:y1="14.534cm" svg:x2="13.117cm" svg:y2="14.5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5:15:55.223856235</dc:date>
    <meta:editing-duration>PT31M56S</meta:editing-duration>
    <meta:editing-cycles>32</meta:editing-cycles>
    <meta:generator>LibreOffice/5.2.7.2$Linux_X86_64 LibreOffice_project/20m0$Build-2</meta:generator>
    <meta:document-statistic meta:object-count="43"/>
  </office:meta>
</office:document-meta>
</file>